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221a"/>
    </style:style>
    <style:style style:name="P3" style:family="paragraph" style:parent-style-name="Standard">
      <style:paragraph-properties fo:text-align="justify" style:justify-single-word="false"/>
      <style:text-properties fo:font-weight="bold" officeooo:rsid="0005221a" officeooo:paragraph-rsid="0005221a" style:font-weight-asian="bold" style:font-weight-complex="bold"/>
    </style:style>
    <style:style style:name="P4" style:family="paragraph" style:parent-style-name="Standard">
      <style:paragraph-properties fo:text-align="justify" style:justify-single-word="false"/>
      <style:text-properties fo:font-weight="bold" officeooo:rsid="00072460" officeooo:paragraph-rsid="00072460" style:font-weight-asian="bold" style:font-weight-complex="bold"/>
    </style:style>
    <style:style style:name="P5" style:family="paragraph" style:parent-style-name="Standard">
      <style:paragraph-properties fo:text-align="justify" style:justify-single-word="false"/>
      <style:text-properties fo:font-weight="bold" officeooo:rsid="00072460" officeooo:paragraph-rsid="000b8dd3" style:font-weight-asian="bold" style:font-weight-complex="bold"/>
    </style:style>
    <style:style style:name="P6" style:family="paragraph" style:parent-style-name="Standard">
      <style:paragraph-properties fo:text-align="justify" style:justify-single-word="false"/>
      <style:text-properties fo:font-weight="bold" officeooo:rsid="00082122" officeooo:paragraph-rsid="00082122" style:font-weight-asian="bold" style:font-weight-complex="bold"/>
    </style:style>
    <style:style style:name="P7" style:family="paragraph" style:parent-style-name="Standard">
      <style:paragraph-properties fo:text-align="justify" style:justify-single-word="false"/>
      <style:text-properties fo:font-weight="bold" officeooo:rsid="0008e5b0" officeooo:paragraph-rsid="0008e5b0" style:font-weight-asian="bold" style:font-weight-complex="bold"/>
    </style:style>
    <style:style style:name="P8" style:family="paragraph" style:parent-style-name="Standard">
      <style:paragraph-properties fo:text-align="justify" style:justify-single-word="false"/>
      <style:text-properties officeooo:rsid="00072460" officeooo:paragraph-rsid="00072460"/>
    </style:style>
    <style:style style:name="P9" style:family="paragraph" style:parent-style-name="Standard">
      <style:paragraph-properties fo:text-align="justify" style:justify-single-word="false"/>
      <style:text-properties officeooo:rsid="00082122" officeooo:paragraph-rsid="00082122"/>
    </style:style>
    <style:style style:name="P10" style:family="paragraph" style:parent-style-name="Standard">
      <style:paragraph-properties fo:text-align="justify" style:justify-single-word="false"/>
      <style:text-properties fo:font-weight="normal" officeooo:rsid="00072460" officeooo:paragraph-rsid="00072460" style:font-weight-asian="normal" style:font-weight-complex="normal"/>
    </style:style>
    <style:style style:name="P11" style:family="paragraph" style:parent-style-name="Standard">
      <style:paragraph-properties fo:text-align="justify" style:justify-single-word="false"/>
      <style:text-properties fo:font-weight="normal" officeooo:rsid="00072460" officeooo:paragraph-rsid="0010de4b" style:font-weight-asian="normal" style:font-weight-complex="normal"/>
    </style:style>
    <style:style style:name="T1" style:family="text">
      <style:text-properties officeooo:rsid="0005221a"/>
    </style:style>
    <style:style style:name="T2" style:family="text">
      <style:text-properties officeooo:rsid="000821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umo</text:p>
      <text:p text:style-name="P1">Este artigo descreve como a propagação de danos pode ser modelado dentro dos módulos de turbina a gás de aeronaves motores. Para isso, as superfícies de resposta de todos os sensores são gerado através de um modelo de simulação termodinâmica para o motor em função das variações de vazão e eficiência do módulos de interesse. Uma taxa exponencial de mudança para fluxo e perda de eficiência foi imposta para cada conjunto de dados, começando em um set point de deterioração inicial escolhido aleatoriamente. A taxa de mudança do fluxo e eficiência denota uma outra forma falha não especificada com efeito cada vez pior. As taxas de mudança das falhas foram restringidos a um limite superior mas foram escolhidos aleatoriamente. A propagação do dano foi permitido continuar até que um critério de falha seja alcançado. UMA índice de saúde foi definido como o mínimo de vários margens operacionais sobrepostas em qualquer instante de tempo e o critério de falha é alcançado quando o índice de integridade atinge zero. A saída do modelo foi a série temporal (ciclos) de medições normalmente disponíveis a partir de turbinas a gás de aeronaves motores. Os dados gerados foram usados ​​como dados de desafio para o Competição de dados de Prognóstico e Gerenciamento de Saúde (PHM) no PHM'08.</text:p>
      <text:p text:style-name="P1"/>
      <text:p text:style-name="P3"><text:span text:style-name="T2">I </text:span>Introdução</text:p>
      <text:p text:style-name="P2"><text:span text:style-name="T1">prognósticos baseados em dados enfrenta o desafio perene de a falta de conjuntos de dados run-to-failure. Na maioria dos casos real- dados mundiais contêm assinaturas de falhas para uma falha crescente, mas não ou poucos dados capturam a evolução da falha até a falha. Aquisição os dados reais de progressão de falhas do sistema geralmente são tempo consumindo e caro. Os sistemas de campo são, a maioria dos tempo, não devidamente instrumentado para a coleta de dados. Aqueles afortunados o suficiente para serem capazes de coletar dados para frotas de sistemas tendem a – compreensivelmente – manter o dados de divulgação pública para proprietários ou concorrentes razões. Existem poucos repositórios de dados públicos (por exemplo, [1]) que disponibilizar dados de execução até a falha. A falta de dados comuns conjuntos, que os pesquisadores podem usar para comparar suas abordagens, está impedindo o progresso no campo do prognóstico. Enquanto várias competições de previsão foram realizadas no passado (por exemplo, [2-7]), nenhum foi conduzido com um PHM centrado foco. Tudo isso motivou a realização do primeiro Desafio de dados PHM. A tarefa era estimar a vida restante de um sistema não especificado usando apenas dados históricos, independentemente do processo físico subjacente. Para sistemas mais complexos, como motores de aeronaves, encontrar um modelo adequado que permite a injeção de produtos relacionados à saúde mudanças certamente é um desafio em si. Além disso, o questão de como a propagação do dano deve ser modelada dentro de um modelo que precisava ser abordado. Problemas secundários girava em torno de como essa propagação se manifestaria em assinaturas de sensores, de modo que os usuários possam construir soluções prognósticas. Neste artigo, primeiro definimos o problema de prognóstico para definir o contexto. Em seguida, as seções a seguir apresentam o modelo de simulação escolhido, juntamente com uma breve revisão da saúde modelagem de parâmetros. Isto é seguido por uma descrição do modelagem de propagação de danos, uma descrição do dados da competição e uma discussão sobre o desempenho avaliação.</text:span></text:p>
      <text:p text:style-name="P2"/>
      <text:p text:style-name="P4"><text:span text:style-name="T2">II </text:span>Prognostics</text:p>
      <text:p text:style-name="P8">Para evitar confusão, definimos prognósticos aqui exclusivamente como a estimativa do componente útil remanescente vida. As estimativas de vida útil remanescente (RUL) estão em unidades de tempo (por exemplo, horas ou ciclos). O fim da vida pode ser determinado subjetivamente em função de limites que podem ser medidos. Esses limites dependem especificações do usuário para determinar limites operacionais seguros. O prognóstico está atualmente no centro da integridade dos sistemas gestão. Estimar de forma confiável a vida útil restante mantém a promessa de economias de custos consideráveis ​​(por exemplo, evitando manutenções não programadas e aumentando uso de equipamentos) e melhorias de segurança operacional. As estimativas de vida restantes fornecem aos tomadores de decisão informações que lhes permitem mudar características (como carga) que por sua vez podem prolongar o vida útil do <text:soft-page-break/>componente. Também permite que os planejadores considerem próxima manutenção e acionar um processo logístico que suporta uma transição suave de equipamentos defeituosos para totalmente funcional. Motores de aeronaves (militares e comercial), equipamentos médicos, usinas de energia, etc. alguns dos exemplos comuns desses tipos de equipamentos. Portanto, não é surpreendente que encontrar soluções para o problema de prognóstico é uma área de pesquisa muito ativa. O fato que a maioria dos esforços está se concentrando em abordagens orientadas por dados parece refletir o desejo de colher frutas de baixo em comparação com abordagens baseadas em modelos, independentemente do dificuldades em obter acesso a dados estatisticamente quantidades de dados de execução até a falha e métricas comuns que permitem uma comparação entre diferentes abordagens. A seguir, descreveremos como um modelo de sistema pode ser usado para gerar dados de execução até a falha que podem então ser utilizados para desenvolver, treinar e testar algoritmos de prognóstico.</text:p>
      <text:p text:style-name="P8"/>
      <text:p text:style-name="P6">III System Model</text:p>
      <text:p text:style-name="P9">Acompanhar e prever a progressão dos danos em máquinas turbo de motores de aeronaves tem algumas raízes no trabalho de Kurosaki et ai. [8]. Eles estimam a eficiência e a desvio da taxa de fluxo do compressor e da turbina com base em dados operacionais, e utilizar essas informações para falhas fins de detecção. Outras investigações foram feitas por Chatterjee e Litt sobre rastreamento e acomodação on-line efeitos de degradação do desempenho do motor representados pelo fluxo ajustes de capacidade e eficiência [9]. Em [10], resposta superfícies para várias saídas de sensores são geradas para uma faixa de valores de vazão e eficiência usando um modelo de simulação. Essas superfícies de resposta são usadas para identificar fluxo e parâmetros de saúde de eficiência de um motor real por combinando de maneira ideal o conjunto de leituras do sensor com simulado valores do sensor, resultando em apenas uma solução possível. o processo escolhido aqui continua em um caminho semelhante e segue próximo ao descrito em [10]. Um requisito importante para a modelagem de danos processo foi a disponibilidade de um modelo de sistema adequado que permite variações de entrada de parâmetros relacionados à saúde e registro das medições do sensor de saída resultantes. o recentemente lançado C-MAPSS (Commercial Modular Aero- Simulação do Sistema de Propulsão) [11] atende a estes requisitos e foi escolhido para este trabalho.</text:p>
      <text:p text:style-name="P7">A. C-MAPSS</text:p>
      <text:p text:style-name="P9">C-MAPSS é uma ferramenta para simular um grande motor turbofan comercial realista. O software é codificado no ambiente MATLAB® e Simulink®, e inclui um número de parâmetros de entrada editáveis que permitem ao usuário inserir valores específicos de sua própria escolha em relação perfil operacional, controladores de malha fechada, ambiental condições, etc. C-MAPSS simula um modelo de motor do classe de empuxo de 90.000 lb e o pacote inclui um modelo atmosférico capaz de simular operações em (i) altitudes que variam do nível do mar a 40.000 pés, (ii) Mach números de 0 a 0,90, e (iii) temperaturas ao nível do mar de –60 a 103 °F. O pacote também inclui um power- sistema de gerenciamento que permite que o motor seja operado em uma ampla gama de níveis de empuxo em toda a faixa das condições de voo.</text:p>
      <text:p text:style-name="P9">Além disso, o sistema de controle integrado consiste em um ventilador controlador de velocidade e um conjunto de reguladores e limitadores. o últimos incluem três reguladores de alto limite que impedem a motor de exceder seus limites de projeto para a velocidade do núcleo, relação de pressão do motor e saída da turbina de alta pressão (HPT) temperatura; um regulador de limite que evita a estática pressão na saída do Compressor de Alta Pressão (HPC) da indo muito baixo; e um limitador de aceleração e desaceleração para a velocidade do núcleo. Uma estrutura lógica abrangente integra esses componentes do sistema de controle de uma maneira semelhante ao usado em controladores de motores reais, de modo que problemas de encerramento do integrador são evitados. Além disso, todos os os ganhos para o controlador de velocidade do ventilador e os quatro limites reguladores são programados de tal forma que o controlador e reguladores funcionam como pretendido em toda a gama de voo condições e níveis de potência. O diagrama do motor na Figura 1 mostra os principais elementos do modelo do motor e o fluxo gráfico na Figura 2 mostra como várias sub-rotinas são montados na simulação.</text:p>
      <text:p text:style-name="P9"><text:soft-page-break/>O CMAPSS pode ser operado em malha aberta (sem qualquer controlador) ou em malha fechada (com o motor e seu sistema de controle) configurações. A propósito deste papel, trabalhamos exclusivamente com o circuito fechado configuração. O C-MAPSS possui 14 entradas (Tabela 1) e pode produzir várias saídas. A Tabela 2 lista as saídas que foram usado para os dados do desafio. As entradas incluem fluxo de combustível e um conjunto de 13 entradas de parâmetros de saúde que permitem ao usuário simular os efeitos de falhas e deterioração em qualquer um dos cinco componentes rotativos do motor (Fan, LPC, HPC, HPT, e LPT). As saídas incluem vários sensores de resposta superfícies e margens de operabilidade. Um total de 21 variáveis de 58 saídas diferentes disponíveis do modelo foram usadas neste estudo. O C-MAPSS fornece um conjunto de Interfaces (GUIs) para simplificar o controle de entrada e saída para um variedade de usos possíveis, incluindo análise de malha aberta, projeto do controlador e simulação da resposta do motor e seu sistema de controle em uma variedade de situações. No entanto, para este exercício de geração de dados, executamos o model em modo de lote sem usar as GUIs.</text:p>
      <text:p text:style-name="P9"/>
      <text:p text:style-name="P6">B. Response Surfaces </text:p>
      <text:p text:style-name="P9">Para garantir que a saída do modelo estava produzindo resultados corretos, primeiro geramos superfícies de resposta para saídas detectadas e margens de operabilidade do C-MAPSS como um função de fluxo e eficiência para módulos específicos. Esses foram comparados com os publicados por Goebel et al. [10]. Embora não se esperasse que as unidades correspondessem (em fato, nenhum foi revelado em [10]), era esperado que o resposta qualitativa deve ser semelhante. Por exemplo, com um aumento no fluxo e eficiência, a superfície de resposta se comportou de maneira semelhante à obtida a partir do motor de aeronave usado em [10]. Para cada módulo no caminho do gás (HPC, HPT e LPT), as eficiências e fluxos foram alterado incrementalmente e o C-MAPSS foi então executado sob diferentes condições de cruzeiro escolhidas aleatoriamente a cada vez degrau. Algumas superfícies de resposta do módulo HPC resultantes para o margem de estol do compressor de alta pressão e o gás de exaustão temperatura (EGT) são mostrados na Figura 3 e Figura 4, respectivamente.</text:p>
      <text:p text:style-name="P8">A faixa da perda de fluxo e eficiência é a mesma em todos os figuras. Superfícies de resposta para os sensores dos outros módulos e as margens de operabilidade também foram geradas usando o mesmo processo e verificado.</text:p>
      <text:p text:style-name="P8"/>
      <text:p text:style-name="P5">IV. DAMAGE PROPAGATION MODELING</text:p>
      <text:p text:style-name="P8">Tendo decidido o modelo do sistema, o próximo obstáculo é modelar a propagação do dano. Modelos comuns usados em diferentes domínios de aplicação incluem o Arrhenius modelo, o modelo de crescimento de trincas mecânicas de Coffin-Manson, e o modelo de Eyring (para mais de três tensões ou quando os modelos acima não são satisfatórios) [12]. Esses modelos vêm em inúmeras variações que não serão discutidas aqui.</text:p>
      <text:p text:style-name="P8"/>
      <text:p text:style-name="P4">A. Arrhenius</text:p>
      <text:p text:style-name="P10">O modelo de Arrhenius tem sido usado para uma variedade de falhas mecanismos. Tradicionalmente, tem sido aplicado àqueles que dependem de reações químicas, processos de difusão ou processos de migração. Embora isso abranja muitos dos modos de falha mecânica (ou fadiga não material) que causar falhas em equipamentos eletrônicos, ultimamente, variações do A equação de Arrhenius também tem sido empregada para e outras aplicações não tradicionais. O operativo equação é:</text:p>
      <text:p text:style-name="P10">tf é o tempo até a falha, T</text:p>
      <text:p text:style-name="P10"><text:s text:c="2"/>é a temperatura no ponto em que a falha</text:p>
      <text:p text:style-name="P10">processo ocorre,</text:p>
      <text:p text:style-name="P10">k é a constante de Boltzmann,</text:p>
      <text:p text:style-name="P10">A é um fator de escala, e</text:p>
      <text:p text:style-name="P10">ΔH é a energia de ativação.</text:p>
      <text:p text:style-name="P10"/>
      <text:p text:style-name="P4"><text:soft-page-break/>B. Coffin-Mason Mechanical Crack Growth Model </text:p>
      <text:p text:style-name="P10">Um modelo mais tipicamente aplicado a falhas mecânicas, fadiga do material ou deformação do material é o (modificado) Modelo Coffin-Manson. Tem sido usado com sucesso para crescimento de trincas do modelo em solda e outros metais devido a ciclos repetidos de temperatura à medida que o equipamento é ligado e desligado. A equação operativa é</text:p>
      <text:p text:style-name="P10"/>
      <text:p text:style-name="P10"/>
      <text:p text:style-name="P4">V. APPLICATION SCENARIO</text:p>
      <text:p text:style-name="P10">O cenário desenvolvido para os dados do desafio rastreia um número de motores de aeronaves ao longo de seu histórico de uso. UMA determinada unidade de motor pode ser empregada sob diferentes condições de voo de um voo para outro. Dependendo vários fatores a quantidade e a taxa de acumulação de danos será diferente para cada motor. Supõe-se que o quantidade de dano acumulado durante um voo específico não será diretamente quantificável apenas com base no voo duração e condições de voo e, portanto, deve-se confiar informações extraídas dos dados do sensor coletados durante cada voar. Este cenário modela a degradação do desempenho do motor devido ao desgaste com base no padrão de uso do motores e não necessariamente devido a qualquer modo de falha específico. Portanto, a degradação repentina durante um voo é bastante improvável. Isso nos permite tirar um instantâneo de medição por voo para caracterizar a saúde do motor durante ou depois desse voo. Além disso, os efeitos de voos entre voos manutenção não foram modelados explicitamente, mas foram incorporado como o ruído do processo. Isso permite que o motor parâmetros de desempenho (fluxo e eficiência) para melhorar dentro dos limites permitidos em qualquer ponto e, portanto, a perda de eficiência ou fluxo não é localmente monotônico (veja a Figura 5). Para simular o cenário explicado acima, necessário resolver vários problemas para torná-lo mais realista. Algumas dessas questões e suas resoluções são discutido a seguir.</text:p>
      <text:p text:style-name="P10"/>
      <text:p text:style-name="P4">A. Initial Wear </text:p>
      <text:p text:style-name="P10">O desgaste inicial pode ocorrer devido a ineficiências de fabricação e são comumente observados em sistemas reais. Embora seja não considerado anormal, pode fazer a diferença na utilidade vida operacional de um componente. O desgaste inicial também pode ser modelado por variações no fluxo e eficiências dos vários módulos, embora a magnitude de tais variações seja relativamente baixo. Chatterjee e Litt [9] dão exemplos para o grau de desgaste que um motor pode experimentar com uso progressivo. Esses números foram usados como referência valores para os dados de desafio e são recitados na Tabela 3 para referência.</text:p>
      <text:p text:style-name="P10"/>
      <text:p text:style-name="P4">B. Noise</text:p>
      <text:p text:style-name="P10">Caracterizar o ruído em um sistema pode ser uma tarefa não trivial empresa. De várias fontes, as principais fontes de ruído ao avaliar o verdadeiro estado de saúde do sistema são variações de fabricação e montagem, ruído de processo (devido a fatores não levados em consideração durante a modelagem do processo) e ruído de medição para citar alguns uns. Essas fontes de ruído introduzem seus respectivos contribuições em diferentes fases do processo e uma efeito combinado é observado nas medições do sensor em o fim. Uma abordagem simples para modelar este efeito combinado é usar modelos aproximados (por exemplo, modelos de ruído aleatório) [13, 14]. Em outros casos, identificação de modelo de ruído sofisticado técnicas podem ser empregadas [15] se dados reais estiverem disponíveis para tais análises. Em ambas as situações, um profissional de PHM é confrontados com tarefas de caracterização e eliminação de ruídos antes desenvolvimento de algoritmos de diagnóstico ou prognóstico. Neste estudo, uma vez que não havia dados reais disponíveis para caracterizam níveis de ruído reais, ruído normal simplista as distribuições foram assumidas com base nas informações disponíveis da literatura [13, 16-18]. No entanto, para fazer o sinal ruído não trivial, foram usadas distribuições de mistura e todas essas fontes de ruído foram combinadas para apresentar desafios de forma realista. Uma vez que qualquer degradação é modelado variando (geralmente diminuindo) a eficiência e parâmetros de fluxo para o motor, o desgaste inicial devido variações de fabricação e montagem foi modelado por selecionando valores <text:soft-page-break/>iniciais, e0 e f0, para os parâmetros e e f (eq. 6) de uma distribuição aleatória, tal que o valor inicial máximo deterioração é limitada dentro de 1% de degradação do condição saudável como citado em [14]. Assim, cada saúde a trajetória do índice começa com um número entre 1 e 0,99. Para modelar o ruído do processo, primeiro a degradação parâmetros de trajetória, ak e bk, correspondentes a uma unidade sob teste k foram escolhidos a partir de uma distribuição normal. Junto com e0 e f0, esses parâmetros definem um trajetória determinística de degradação para um determinado motor. Essa trajetória foi então mascarada por uma mistura de dois distribuições aleatórias com variâncias ligeiramente diferentes. Tem Foi demonstrado que os modelos de ruído de mistura são mais difíceis de caracterizam mesmo que consistam em simples componentes [19]. Essa trajetória contaminada foi alimentada a simulação do modelo do motor e o sensor correspondente as saídas listadas na Tabela 2 foram coletadas após o sistema resposta atingiu um estado estacionário. Dessa forma, o processo de entrada o ruído é filtrado através da dinâmica do sistema e em geral efeito é observado na saída. Por último, um aleatório componente de ruído de medição foi adicionado a todas as saídas canais para impor o ruído do sensor. Este multiestágio contaminação por ruído resultou em ruído complexo características frequentemente observadas em dados reais e representavam um desafio semelhante na frente dos participantes da competição para realizar operações apropriadas de eliminação de ruídos.</text:p>
      <text:p text:style-name="P10"/>
      <text:p text:style-name="P4">D. Health Index Calculation</text:p>
      <text:p text:style-name="P10">A região de operação segura para um motor é determinada via margens de operabilidade - a que distância o motor está operando vários limites operacionais como limites de estol e temperatura. Essas margens podem ser calculadas calculando a distância entre o estado atual do motor e os limites predefinidos. Dentre das margens consideradas, algumas são diretamente mensuráveis, como como limites de velocidade principais e limites superiores de EGT. Outros são margens “virtuais” estabelecidas por meio de simulação. Cada um de essas margens são normalizadas para o intervalo [0,1], onde um significa um sistema perfeitamente saudável e zero denota um sistema cuja margem de estol foi reduzida por um limite especificado. Para os dados de desafio, esse limite foi estabelecido em 15% para HPC, Margens LPC e fan stall e cerca de 2% para a EGT margem. A premissa subjacente é que se um motor com certo emparelhamento e e f viola qualquer um dos margens sob quaisquer condições operacionais possíveis, como decolagem em dia quente, subida máxima ou cruzeiro, seu índice de saúde seria nulo. Caso contrário, qualquer margem normalizada é menor seria seu índice de saúde atual. Como mostrado na figura 6, essas margens mudam em função de condições (por exemplo, ângulo do resolvedor do acelerador (TRA), altitude, temperatura ambiente, etc). Portanto, o índice de saúde deve ser ajustado de acordo com a condição operacional também.</text:p>
      <text:p text:style-name="P10">Para o conjunto de dados do desafio, seis condições de voo diferentes foram simulados que compreendiam uma faixa de valores para três condições operacionais: altitude (0-42K pés), número de Mach (0-0,84) e TRA (20-100). Além disso, essas margens mudam à medida que a degradação do sistema ocorre. Se o sistema degradação é plotada em eixos de eficiência de fluxo, vários margens indicando a deterioração podem ser descritas como mostrado na Figura 7 e Figura 8. Um limite de limite separa a região de falha para as respectivas margens.</text:p>
      <text:p text:style-name="P10">Dependendo da direção da trajetória de evolução da falha (simulado alterando os parâmetros e e f) um limite pode ou não pode ser cruzado. Portanto, o índice geral de saúde é determinado pela margem que se aproxima do correspondente limite primeiro. Por exemplo, nas figuras a seguir, a saúde índice é determinado aumentando EGT (diminuindo EGT margem) em comparação com a margem de parada do HPC para todos os três trajetórias de degradação. Cada trajetória de degradação foi simulados até que o índice de saúde chegasse a zero.</text:p>
      <text:p text:style-name="P10"/>
      <text:p text:style-name="P10"/>
      <text:p text:style-name="P11">O objetivo era gerar treinamento, teste e validação conjuntos de dados para o desenvolvimento de prognósticos orientados por dados. Para isso final, um número razoavelmente grande de trajetórias foi criado do C-MAPSS que tinha as seguintes propriedades: </text:p>
      <text:p text:style-name="P11"><text:soft-page-break/>1) Simulação de degradação no módulo HPC abaixo de 6 diferentes combinações de Altitude, TRA e Mach número de condições operacionais. Margens detectadas (ventilador, HPC, LPC e EGT) foram usados para calcular o índice de saúde para determinar os critérios de parada da simulação. 2) Séries temporais de observáveis, incluindo operacionais variáveis (ver Tabela 1 e Tabela</text:p>
      <text:p text:style-name="P11">2), que mudam de alguma condição inicial indefinida para um limite de falha. Os participantes não tiveram acesso ao índice de saúde explicitamente e esperava-se que o inferisse a partir do dado variáveis sentidas. </text:p>
      <text:p text:style-name="P11">3) Divisão de dados em conjunto de treinamento, conjunto de teste e validação definir. O conjunto de treinamento teve trajetórias que terminaram no limite de falha enquanto os conjuntos de teste e validação foram podado para parar algum tempo antes do limite de falha.</text:p>
      <text:p text:style-name="P11">4) A faixa de variação do RUL foi ampliada para o conjunto de validação para testar a robustez dos algoritmos treinados no conjunto de dados de teste (uma condição que não foi anunciada para os participantes). As RULs do conjunto de dados de teste variaram entre 10 e 150 ciclos, enquanto as RULs de validação variaram entre 6 e 190 ciclos. No entanto, todos os outros características como variação no desgaste inicial, níveis de ruído e a propagação dos parâmetros de degradação permaneceu alterada.</text:p>
      <text:p text:style-name="P11"/>
      <text:p text:style-name="P11">VII. PERFORMANCE EVALUATION</text:p>
      <text:p text:style-name="P11">A avaliação de desempenho está preocupada em empregar métricas que ajudam a avaliar se o prognóstico atende às especificações para a tarefa em mãos. No contexto PHM, uma vez que o aspecto chave é para evitar falhas, geralmente é desejável prever o quanto antes em comparação com a previsão tardia. No entanto, em situações específicas onde as falhas não podem representar situações de risco de vida e as previsões iniciais podem, em vez disso, envolver carga, esta equação pode mudar e não se pode preferir previsões conservadoras. Assim, uma avaliação de desempenho sistema deve refletir tais características para atender requisitos. Para um cenário de degradação do motor, uma previsão antecipada é preferível às previsões tardias. Portanto, a pontuação algoritmo para este desafio era assimétrico em torno do verdadeiro tempo de falha de tal forma que as previsões tardias foram mais fortemente penalizado do que as previsões iniciais. Em qualquer dos casos, a pena cresce exponencialmente com o aumento do erro. O assimétrico preferência é controlada pelos parâmetros a1 e a2 no função de pontuação fornecida abaixo (eq. 11) e a Figura 9 mostra a pontuação em função do erro.</text:p>
      <text:p text:style-name="P11">Funções de pontuação assimétrica como esta capturam a preferência pela previsão antecipada muito bem e pode ser adequadamente ajustados para quantificar a extensão de tal preferência. Ao avaliar os resultados, percebeu-se que métrica de prognóstico pode ser aprimorada ainda mais de várias maneiras. Deve-se notar que prever mais longe no futuro é mais difícil do que prever em um momento mais próximo do final vida. Além disso, é mais importante pesar a precisão de RULs mais altos quando se está mais próximo do fim da vida. Guardando esses pensamentos em mente, pode ser desejável atribuir pesos para casos com RULs verdadeiras mais curtas. Outro característica de tais conjuntos de dados é que o desempenho de um algoritmo é avaliado a partir de várias unidades em teste (UUTs), por exemplo, em aplicações de frota. Como a métrica é uma agregado combinado de desempenho para UUTs individuais, um métrica de correlação adicional deve ser empregada para garantir que um algoritmo prevê consistentemente bem para todos os casos, pois contra prever bem para alguns e mal para o resto. este ideia é ilustrada na Figura 10 e a Figura 11 mostra uma função de pontuação assimétrica simplificada usada para isso ilustração. Os vários eixos mostrados na Figura 11 mostram seis diferentes casos de saídas de algoritmos de prognóstico. Cada eixo mostra RULs estimados e os RULs verdadeiros correspondentes para quatro UUTs. Uma função assimétrica simples (veja a Figura 10) é usada para calcular pontuações de previsões RUL para cada UUT. Como mostrado, cada um desses seis casos produz um valor agregado igual pontuação de seis. Claramente, pode-se diferenciar ainda mais no desempenho de saída com base na correlação sugerida métrica. Em algumas aplicações, uma pontuação de correlação mais alta pode ser preferível a pontuações agregadas mais baixas, pois uma correlação pode indicar um viés na saída do algoritmo que pode ser ajustado de acordo.</text:p>
      <text:p text:style-name="P11"><text:soft-page-break/></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2-08-02T22:48:05.727037511</dc:date>
    <meta:editing-duration>PT1H15M12S</meta:editing-duration>
    <meta:editing-cycles>16</meta:editing-cycles>
    <meta:document-statistic meta:table-count="0" meta:image-count="0" meta:object-count="0" meta:page-count="7" meta:paragraph-count="45" meta:word-count="4043" meta:character-count="25404" meta:non-whitespace-character-count="21393"/>
  </office:meta>
</office:document-meta>
</file>